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>
        <style:tab-stops>
          <style:tab-stop style:position="42.60pt"/>
        </style:tab-stops>
      </style:paragraph-properties>
    </style:style>
    <style:style style:name="P2" style:family="paragraph">
      <style:paragraph-properties fo:line-height="100.00%" fo:text-align="left" fo:margin-right="-50.80pt"/>
    </style:style>
    <style:style style:name="P3" style:family="paragraph">
      <style:paragraph-properties fo:line-height="115.00%" fo:text-align="left" fo:margin-right="-50.80pt" fo:margin-bottom="10.00pt"/>
    </style:style>
  </office:automatic-styles>
  <office:body>
    <office:text>
      <text:p text:style-name="P1"><text:span text:style-name="T1"/></text:p>
      <text:p text:style-name="P1"><draw:frame text:anchor-type="as-char" svg:width="180.76mm" svg:height="112.18mm" style:rel-width="scale" style:rel-height="scale"><draw:object-ole xlink:href="OleObj1"/><draw:image xlink:href="ObjectReplacements/OleObj1"/></draw:frame><text:span text:style-name="T1"/></text:p>
      <text:p text:style-name="P2"><text:span text:style-name="T1">1. There are four entities ( Course , Course Offerings , Student , Instructor , Course Enrollment )</text:span></text:p>
      <text:p text:style-name="P2"><text:span text:style-name="T1">2. In course entity , course_no is the primary key </text:span></text:p>
      <text:p text:style-name="P2"><text:span text:style-name="T1">3. In course offering , section_no is a primary key</text:span></text:p>
      <text:p text:style-name="P2"><text:span text:style-name="T1">4. In course Enrollment , Enrollment_id is a primary key</text:span></text:p>
      <text:p text:style-name="P2"><text:span text:style-name="T1">5. In Student entity , Id is a primary key and Name is the composite key</text:span></text:p>
      <text:p text:style-name="P2"><text:span text:style-name="T1">6. In Instructor entity , Id is a primary key and Name is the composite key</text:span></text:p>
      <text:p text:style-name="P2"><text:span text:style-name="T1">7. Entity :<text:s text:c="27"/></text:span></text:p>
      <text:p text:style-name="P2"><text:span text:style-name="T1"><text:s text:c="17"/>1.Student<text:s text:c="29"/>Relationship :<text:s text:c="2"/>Many to Many </text:span></text:p>
      <text:p text:style-name="P2"><text:span text:style-name="T1"><text:s text:c="17"/>2.Course</text:span></text:p>
      <text:p text:style-name="P2"><text:span text:style-name="T1"><text:s text:c="13"/>Student can enroll in many course and a each course can have many students.</text:span></text:p>
      <text:p text:style-name="P2"><text:span text:style-name="T1">8. Entity :<text:s text:c="27"/></text:span></text:p>
      <text:p text:style-name="P2"><text:span text:style-name="T1"><text:s text:c="17"/>1.Student<text:s text:c="30"/>Relationship :<text:s text:c="2"/>Many to Many </text:span></text:p>
      <text:p text:style-name="P2"><text:span text:style-name="T1"><text:s text:c="17"/>2.Instructor</text:span></text:p>
      <text:p text:style-name="P2"><text:span text:style-name="T1"><text:s text:c="13"/>Student can listern to many instructors and a each instructor can teach many students.</text:span></text:p>
      <text:p text:style-name="P2"><text:span text:style-name="T1">9. Entity :<text:s text:c="27"/></text:span></text:p>
      <text:p text:style-name="P2"><text:span text:style-name="T1"><text:s text:c="17"/>1.Course Offering<text:s text:c="15"/>Relationship :<text:s text:c="2"/>One to Many </text:span></text:p>
      <text:p text:style-name="P2"><text:span text:style-name="T1"><text:s text:c="17"/>2.Instructor</text:span></text:p>
      <text:p text:style-name="P2"><text:span text:style-name="T1"><text:s text:c="13"/>A course can be taken by many instructors and a each instructor can teach only one course.</text:span></text:p>
      <text:p text:style-name="P2"><text:span text:style-name="T1">10. Entity :<text:s text:c="27"/></text:span></text:p>
      <text:p text:style-name="P2"><text:span text:style-name="T1"><text:s text:c="17"/>1.Course Offering<text:s text:c="15"/>Relationship :<text:s text:c="2"/>One to Many </text:span></text:p>
      <text:p text:style-name="P2"><text:span text:style-name="T1"><text:s text:c="17"/>2.Course</text:span></text:p>
      <text:p text:style-name="P2"><text:span text:style-name="T1"><text:s text:c="13"/>A course can have multiple offerings .</text:span></text:p>
      <text:p text:style-name="P2"><text:span text:style-name="T1">11. Entity :<text:s text:c="27"/></text:span></text:p>
      <text:p text:style-name="P2"><text:span text:style-name="T1"><text:s text:c="17"/>1.Course<text:s text:c="31"/>Relationship :<text:s text:c="2"/>One to Many </text:span></text:p>
      <text:p text:style-name="P2"><text:span text:style-name="T1"><text:s text:c="17"/>2.Course Enrollment</text:span></text:p>
      <text:p text:style-name="P2"><text:span text:style-name="T1"><text:s text:c="13"/>A course can have multiple enrollments and an enrollment can have only one subject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<text:s text:c="5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